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060342" officeooo:paragraph-rsid="001ccf93"/>
    </style:style>
    <style:style style:name="P2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42519" officeooo:paragraph-rsid="001ccf93"/>
    </style:style>
    <style:style style:name="P3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06c170" officeooo:paragraph-rsid="001ccf93"/>
    </style:style>
    <style:style style:name="P4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font-weight="normal" officeooo:rsid="0004ac6b" officeooo:paragraph-rsid="001ccf93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0207dd" officeooo:paragraph-rsid="001ccf93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06c170" officeooo:paragraph-rsid="001ccf93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0207dd" officeooo:paragraph-rsid="001ccf93"/>
    </style:style>
    <style:style style:name="P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42519" officeooo:paragraph-rsid="001ccf93"/>
    </style:style>
    <style:style style:name="P9" style:family="paragraph" style:parent-style-name="Preformatted_20_Text">
      <style:text-properties fo:font-weight="bold" officeooo:rsid="00142519" officeooo:paragraph-rsid="001ccf93" style:font-weight-asian="bold" style:font-weight-complex="bold"/>
    </style:style>
    <style:style style:name="P10" style:family="paragraph" style:parent-style-name="Preformatted_20_Text" style:master-page-name="">
      <style:paragraph-properties style:page-number="auto"/>
      <style:text-properties fo:font-weight="bold" officeooo:rsid="00142519" officeooo:paragraph-rsid="001ccf93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6c170" officeooo:paragraph-rsid="001f7a85"/>
    </style:style>
    <style:style style:name="T1" style:family="text">
      <style:text-properties officeooo:rsid="00062fef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ce181e" fo:font-weight="bold" officeooo:rsid="001ccf9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036c" style:font-weight-asian="normal" style:font-weight-complex="normal"/>
    </style:style>
    <style:style style:name="T6" style:family="text">
      <style:text-properties fo:font-weight="normal" officeooo:rsid="0004ac6b" style:font-weight-asian="normal" style:font-weight-complex="normal"/>
    </style:style>
    <style:style style:name="T7" style:family="text">
      <style:text-properties fo:font-weight="normal" officeooo:rsid="000207dd" style:font-weight-asian="normal" style:font-weight-complex="normal"/>
    </style:style>
    <style:style style:name="T8" style:family="text">
      <style:text-properties fo:font-weight="normal" officeooo:rsid="001ccf93" style:font-weight-asian="normal" style:font-weight-complex="normal"/>
    </style:style>
    <style:style style:name="T9" style:family="text">
      <style:text-properties fo:font-weight="normal" officeooo:rsid="001e78b4" style:font-weight-asian="normal" style:font-weight-complex="normal"/>
    </style:style>
    <style:style style:name="T10" style:family="text">
      <style:text-properties fo:font-weight="normal" officeooo:rsid="001f7a85" style:font-weight-asian="normal" style:font-weight-complex="normal"/>
    </style:style>
    <style:style style:name="T11" style:family="text">
      <style:text-properties fo:font-weight="normal" officeooo:rsid="00200a73" style:font-weight-asian="normal" style:font-weight-complex="normal"/>
    </style:style>
    <style:style style:name="T12" style:family="text">
      <style:text-properties fo:font-weight="normal" officeooo:rsid="002181cc" style:font-weight-asian="normal" style:font-weight-complex="normal"/>
    </style:style>
    <style:style style:name="T13" style:family="text">
      <style:text-properties fo:color="#00a933" style:text-line-through-style="none" style:text-line-through-type="none" fo:font-weight="normal" officeooo:rsid="001a036c" style:font-weight-asian="normal" style:font-weight-complex="normal"/>
    </style:style>
    <style:style style:name="T14" style:family="text">
      <style:text-properties fo:color="#00a933" style:text-line-through-style="none" style:text-line-through-type="none" fo:font-weight="normal" officeooo:rsid="001ccf93" style:font-weight-asian="normal" style:font-weight-complex="normal"/>
    </style:style>
    <style:style style:name="T15" style:family="text">
      <style:text-properties fo:font-weight="bold" officeooo:rsid="0004ac6b" style:font-weight-asian="bold" style:font-weight-complex="bold"/>
    </style:style>
    <style:style style:name="T16" style:family="text">
      <style:text-properties fo:font-weight="bold" officeooo:rsid="001ccf93" style:font-weight-asian="bold" style:font-weight-complex="bold"/>
    </style:style>
    <style:style style:name="T17" style:family="text">
      <style:text-properties fo:font-weight="bold" officeooo:rsid="001e78b4" style:font-weight-asian="bold" style:font-weight-complex="bold"/>
    </style:style>
    <style:style style:name="T18" style:family="text">
      <style:text-properties fo:font-weight="bold" officeooo:rsid="00200a73" style:font-weight-asian="bold" style:font-weight-complex="bold"/>
    </style:style>
    <style:style style:name="T19" style:family="text">
      <style:text-properties officeooo:rsid="00008b79"/>
    </style:style>
    <style:style style:name="T20" style:family="text">
      <style:text-properties officeooo:rsid="001ccf93"/>
    </style:style>
    <style:style style:name="T21" style:family="text">
      <style:text-properties style:text-line-through-style="none" style:text-line-through-type="none" fo:font-weight="normal" officeooo:rsid="001ccf93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elp <text:span text:style-name="T20">Start End</text:span></text:p>
      <text:p text:style-name="P9"/>
      <text:p text:style-name="P2"><text:span text:style-name="T3">Gait speed start end line</text:span><text:span text:style-name="T2">s</text:span>. It will process any videos <text:span text:style-name="T5">that are in the folder </text:span></text:p>
      <text:p text:style-name="P8"><text:span text:style-name="T13">/home/pi/process/</text:span><text:span text:style-name="T14">videosNoLines</text:span>. </text:p>
      <text:p text:style-name="P3">It will open the file,</text:p>
      <text:p text:style-name="P6">/home/pi/process/<text:span text:style-name="T20">startEnd</text:span>Data.txt</text:p>
      <text:p text:style-name="P11">and read comma separated data of <text:span text:style-name="T15">stamp</text:span><text:span text:style-name="T6">, </text:span><text:span text:style-name="T18">start</text:span><text:span text:style-name="T17">Pixels</text:span><text:span text:style-name="T7">, </text:span><text:span text:style-name="T17">endPixels</text:span><text:span text:style-name="T8">, </text:span><text:span text:style-name="T4">to identify videos and </text:span><text:span text:style-name="T11">start and end pixel positions in the frames</text:span><text:span text:style-name="T9">. </text:span><text:span text:style-name="T12">Vertical lines will be drawn in each frame.</text:span></text:p>
      <text:p text:style-name="P2"/>
      <text:p text:style-name="P2">If there is an error it could be that some previous recording was incomplete and proper recording files were not created. </text:p>
      <text:p text:style-name="P4"/>
      <text:p text:style-name="P5"><text:span text:style-name="T19">The</text:span> new files with new frame rates will appear in this folder:</text:p>
      <text:p text:style-name="P7">/home/pi/process/<text:span text:style-name="T21">videosLines</text:span></text:p>
      <text:p text:style-name="P1">Time estimate for processing: <text:span text:style-name="T1">About 10~20 s for each 10 sec record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04T16:07:18.678660657</dc:date>
    <meta:editing-duration>PT1H27M48S</meta:editing-duration>
    <meta:editing-cycles>5</meta:editing-cycles>
    <meta:generator>LibreOffice/6.1.5.2$Linux_ARM_EABI LibreOffice_project/10$Build-2</meta:generator>
    <meta:document-statistic meta:table-count="0" meta:image-count="0" meta:object-count="0" meta:page-count="1" meta:paragraph-count="10" meta:word-count="100" meta:character-count="636" meta:non-whitespace-character-count="543"/>
  </office:meta>
</office:document-meta>
</file>